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5208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61458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35416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3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reports">
      <style:table-properties table:display="true" style:writing-mode="lr-tb"/>
    </style:style>
    <style:style style:name="ta3" style:family="table" style:master-page-name="PageStyle_5f_calls-for-service">
      <style:table-properties table:display="true" style:writing-mode="lr-tb"/>
    </style:style>
    <style:style style:name="ta4" style:family="table" style:master-page-name="PageStyle_5f_stats">
      <style:table-properties table:display="true" style:writing-mode="lr-tb"/>
    </style:style>
    <style:style style:name="ta5" style:family="table" style:master-page-name="PageStyle_5f_cats-trapped-and-picked-up">
      <style:table-properties table:display="true" style:writing-mode="lr-tb"/>
    </style:style>
    <style:style style:name="ta6" style:family="table" style:master-page-name="PageStyle_5f_cats-trapped-and-picked-up-add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nine Total Picked Up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3" office:value-type="string">
            <text:p>Feline Total Picked Up</text:p>
          </table:table-cell>
          <table:table-cell table:style-name="ce23" office:value-type="float" office:value="103">
            <text:p>103</text:p>
          </table:table-cell>
        </table:table-row>
        <table:table-row table:style-name="ro2">
          <table:table-cell table:style-name="ce23" office:value-type="string">
            <text:p>Wildlife Total Picked Up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3" office:value-type="string">
            <text:p>Domestic Total Picked Up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Search Warrant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Follow-ups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3" office:value-type="string">
            <text:p>Other Activities - Notice/Violations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Other Activities - Directed Patrols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3" office:value-type="string">
            <text:p>Other Activities - Summonses/Warrants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Education - Programs/Lectures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Education - Citizen Contacts</text:p>
          </table:table-cell>
          <table:table-cell table:style-name="ce24" office:value-type="float" office:value="983">
            <text:p>983</text:p>
          </table:table-cell>
        </table:table-row>
      </table:table>
      <table:table table:name="report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eports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Exposure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Facility Inspection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ports Taken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Total Reports</text:p>
          </table:table-cell>
          <table:table-cell table:style-name="ce23" table:formula="oooc:=SUM([.B2:.B4])" office:value-type="string">
            <text:p>18</text:p>
          </table:table-cell>
        </table:table-row>
      </table:table>
      <table:table table:name="calls-for-servi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Bite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Animal Cruelty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3" office:value-type="string">
            <text:p>Animal Problem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3" office:value-type="string">
            <text:p>Animal Trapped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3" office:value-type="string">
            <text:p>Barking Animal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Injured Animal</text:p>
          </table:table-cell>
          <table:table-cell table:style-name="ce23" office:value-type="float" office:value="97">
            <text:p>97</text:p>
          </table:table-cell>
        </table:table-row>
        <table:table-row table:style-name="ro2">
          <table:table-cell table:style-name="ce23" office:value-type="string">
            <text:p>Stray Animal</text:p>
          </table:table-cell>
          <table:table-cell table:style-name="ce23" office:value-type="float" office:value="232">
            <text:p>232</text:p>
          </table:table-cell>
        </table:table-row>
        <table:table-row table:style-name="ro2">
          <table:table-cell table:style-name="ce23" office:value-type="string">
            <text:p>Vicious Animal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3" office:value-type="string">
            <text:p>Wildlife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Search Warran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fficer Initiated Activity</text:p>
          </table:table-cell>
          <table:table-cell table:style-name="ce23" office:value-type="float" office:value="107">
            <text:p>107</text:p>
          </table:table-cell>
        </table:table-row>
        <table:table-row table:style-name="ro2">
          <table:table-cell table:style-name="ce23" office:value-type="string">
            <text:p>Phone Message</text:p>
          </table:table-cell>
          <table:table-cell table:style-name="ce23" office:value-type="float" office:value="160">
            <text:p>160</text:p>
          </table:table-cell>
        </table:table-row>
        <table:table-row table:style-name="ro2">
          <table:table-cell table:style-name="ce23" office:value-type="string">
            <text:p>Bite Reports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Dead Animal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stats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  <table:table-cell table:number-columns-repeated="22" table:style-name="ce22"/>
        </table:table-row>
        <table:table-row table:style-name="ro2"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</table:table-row>
      </table:table>
      <table:table table:name="cats-trapped-and-picked-up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Trapper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</text:p>
          </table:table-cell>
          <table:table-cell table:style-name="ce23" office:value-type="float" office:value="103">
            <text:p>103</text:p>
          </table:table-cell>
        </table:table-row>
        <table:table-row table:style-name="ro2">
          <table:table-cell table:style-name="ce23" office:value-type="string">
            <text:p>Citizens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3])" office:value-type="string">
            <text:p>133</text:p>
          </table:table-cell>
        </table:table-row>
      </table:table>
      <table:table table:name="cats-trapped-and-picked-up-addr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Notes</text:p>
          </table:table-cell>
          <table:table-cell table:number-columns-repeated="22" table:style-name="ce22"/>
        </table:table-row>
        <table:table-row table:style-name="ro2">
          <table:table-cell table:style-name="ce25" office:value-type="date" office:date-value="2014-08-01T00:00:00">
            <text:p>8/1/2014</text:p>
          </table:table-cell>
          <table:table-cell table:style-name="ce23" office:value-type="string">
            <text:p>W Sewell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1T00:00:00">
            <text:p>8/1/2014</text:p>
          </table:table-cell>
          <table:table-cell table:style-name="ce23" office:value-type="string">
            <text:p>Lasalle/ Armistea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01T00:00:00">
            <text:p>8/1/2014</text:p>
          </table:table-cell>
          <table:table-cell table:style-name="ce23" office:value-type="string">
            <text:p>Horsley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2T00:00:00">
            <text:p>8/2/2014</text:p>
          </table:table-cell>
          <table:table-cell table:style-name="ce23" office:value-type="string">
            <text:p>Moge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2T00:00:00">
            <text:p>8/2/2014</text:p>
          </table:table-cell>
          <table:table-cell table:style-name="ce23" office:value-type="string">
            <text:p>Red Oak Court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2T00:00:00">
            <text:p>8/2/2014</text:p>
          </table:table-cell>
          <table:table-cell table:style-name="ce23" office:value-type="string">
            <text:p>Vaughan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2T00:00:00">
            <text:p>8/2/2014</text:p>
          </table:table-cell>
          <table:table-cell table:style-name="ce23" office:value-type="string">
            <text:p>Crispell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03T00:00:00">
            <text:p>8/3/2014</text:p>
          </table:table-cell>
          <table:table-cell table:style-name="ce23" office:value-type="string">
            <text:p>Peabody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4T00:00:00">
            <text:p>8/4/2014</text:p>
          </table:table-cell>
          <table:table-cell table:style-name="ce23" office:value-type="string">
            <text:p>W Sewell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4T00:00:00">
            <text:p>8/4/2014</text:p>
          </table:table-cell>
          <table:table-cell table:style-name="ce23" office:value-type="string">
            <text:p>Bancroft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4-08-04T00:00:00">
            <text:p>8/4/2014</text:p>
          </table:table-cell>
          <table:table-cell table:style-name="ce23" office:value-type="string">
            <text:p>Foley</text:p>
          </table:table-cell>
          <table:table-cell table:style-name="ce23" office:value-type="float" office:value="5">
            <text:p>5</text:p>
          </table:table-cell>
          <table:table-cell table:style-name="ce23"/>
        </table:table-row>
        <table:table-row table:style-name="ro2">
          <table:table-cell table:style-name="ce25" office:value-type="date" office:date-value="2014-08-05T00:00:00">
            <text:p>8/5/2014</text:p>
          </table:table-cell>
          <table:table-cell table:style-name="ce23" office:value-type="string">
            <text:p>N King /E Little Back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06T00:00:00">
            <text:p>8/6/2014</text:p>
          </table:table-cell>
          <table:table-cell table:style-name="ce23" office:value-type="string">
            <text:p>Washington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6T00:00:00">
            <text:p>8/6/2014</text:p>
          </table:table-cell>
          <table:table-cell table:style-name="ce23" office:value-type="string">
            <text:p>Fox Hill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5" office:value-type="date" office:date-value="2014-08-07T00:00:00">
            <text:p>8/7/2014</text:p>
          </table:table-cell>
          <table:table-cell table:style-name="ce23" office:value-type="string">
            <text:p>Benthall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7T00:00:00">
            <text:p>8/7/2014</text:p>
          </table:table-cell>
          <table:table-cell table:style-name="ce23" office:value-type="string">
            <text:p>Fox Hill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7T00:00:00">
            <text:p>8/7/2014</text:p>
          </table:table-cell>
          <table:table-cell table:style-name="ce23" office:value-type="string">
            <text:p>N Armistea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07T00:00:00">
            <text:p>8/7/2014</text:p>
          </table:table-cell>
          <table:table-cell table:style-name="ce23" office:value-type="string">
            <text:p>N Armistea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07T00:00:00">
            <text:p>8/7/2014</text:p>
          </table:table-cell>
          <table:table-cell table:style-name="ce23" office:value-type="string">
            <text:p>Mason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8T00:00:00">
            <text:p>8/8/2014</text:p>
          </table:table-cell>
          <table:table-cell table:style-name="ce23" office:value-type="string">
            <text:p>Shell Road Trailer Park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4-08-08T00:00:00">
            <text:p>8/8/2014</text:p>
          </table:table-cell>
          <table:table-cell table:style-name="ce23" office:value-type="string">
            <text:p>W Sewell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8T00:00:00">
            <text:p>8/8/2014</text:p>
          </table:table-cell>
          <table:table-cell table:style-name="ce23" office:value-type="string">
            <text:p>Rockwell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8T00:00:00">
            <text:p>8/8/2014</text:p>
          </table:table-cell>
          <table:table-cell table:style-name="ce23" office:value-type="string">
            <text:p>Shell Road Trailer Park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08T00:00:00">
            <text:p>8/8/2014</text:p>
          </table:table-cell>
          <table:table-cell table:style-name="ce23" office:value-type="string">
            <text:p>N King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9T00:00:00">
            <text:p>8/9/2014</text:p>
          </table:table-cell>
          <table:table-cell table:style-name="ce23" office:value-type="string">
            <text:p>Breckinridg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9T00:00:00">
            <text:p>8/9/2014</text:p>
          </table:table-cell>
          <table:table-cell table:style-name="ce23" office:value-type="string">
            <text:p>Shell Road Trailer Park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09T00:00:00">
            <text:p>8/9/2014</text:p>
          </table:table-cell>
          <table:table-cell table:style-name="ce23" office:value-type="string">
            <text:p>Rockwell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09T00:00:00">
            <text:p>8/9/2014</text:p>
          </table:table-cell>
          <table:table-cell table:style-name="ce23" office:value-type="string">
            <text:p>W Sewell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0T00:00:00">
            <text:p>8/10/2014</text:p>
          </table:table-cell>
          <table:table-cell table:style-name="ce23" office:value-type="string">
            <text:p>Harwoo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0T00:00:00">
            <text:p>8/10/2014</text:p>
          </table:table-cell>
          <table:table-cell table:style-name="ce23" office:value-type="string">
            <text:p>Victori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12T00:00:00">
            <text:p>8/12/2014</text:p>
          </table:table-cell>
          <table:table-cell table:style-name="ce23" office:value-type="string">
            <text:p>Lavender Trac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2T00:00:00">
            <text:p>8/12/2014</text:p>
          </table:table-cell>
          <table:table-cell table:style-name="ce23" office:value-type="string">
            <text:p>Tappan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3T00:00:00">
            <text:p>8/13/2014</text:p>
          </table:table-cell>
          <table:table-cell table:style-name="ce23" office:value-type="string">
            <text:p>Walnut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4-08-14T00:00:00">
            <text:p>8/14/2014</text:p>
          </table:table-cell>
          <table:table-cell table:style-name="ce23" office:value-type="string">
            <text:p>Chesapeak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14T00:00:00">
            <text:p>8/14/2014</text:p>
          </table:table-cell>
          <table:table-cell table:style-name="ce23" office:value-type="string">
            <text:p>Gar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4T00:00:00">
            <text:p>8/14/2014</text:p>
          </table:table-cell>
          <table:table-cell table:style-name="ce23" office:value-type="string">
            <text:p>Bainbridge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5" office:value-type="date" office:date-value="2014-08-14T00:00:00">
            <text:p>8/14/2014</text:p>
          </table:table-cell>
          <table:table-cell table:style-name="ce23" office:value-type="string">
            <text:p>Foley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14T00:00:00">
            <text:p>8/14/2014</text:p>
          </table:table-cell>
          <table:table-cell table:style-name="ce23" office:value-type="string">
            <text:p> W Sewell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5T00:00:00">
            <text:p>8/15/2014</text:p>
          </table:table-cell>
          <table:table-cell table:style-name="ce23" office:value-type="string">
            <text:p>Chesapeake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5" office:value-type="date" office:date-value="2014-08-15T00:00:00">
            <text:p>8/15/2014</text:p>
          </table:table-cell>
          <table:table-cell table:style-name="ce23" office:value-type="string">
            <text:p>Atlantic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5T00:00:00">
            <text:p>8/15/2014</text:p>
          </table:table-cell>
          <table:table-cell table:style-name="ce23" office:value-type="string">
            <text:p>N King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15T00:00:00">
            <text:p>8/15/2014</text:p>
          </table:table-cell>
          <table:table-cell table:style-name="ce23" office:value-type="string">
            <text:p>Bainbridg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16T00:00:00">
            <text:p>8/16/2014</text:p>
          </table:table-cell>
          <table:table-cell table:style-name="ce23" office:value-type="string">
            <text:p>Mason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6T00:00:00">
            <text:p>8/16/2014</text:p>
          </table:table-cell>
          <table:table-cell table:style-name="ce23" office:value-type="string">
            <text:p>Spanish Trail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5" office:value-type="date" office:date-value="2014-08-16T00:00:00">
            <text:p>8/16/2014</text:p>
          </table:table-cell>
          <table:table-cell table:style-name="ce23" office:value-type="string">
            <text:p>Big Bethel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16T00:00:00">
            <text:p>8/16/2014</text:p>
          </table:table-cell>
          <table:table-cell table:style-name="ce23" office:value-type="string">
            <text:p>Roads View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16T00:00:00">
            <text:p>8/16/2014</text:p>
          </table:table-cell>
          <table:table-cell table:style-name="ce23" office:value-type="string">
            <text:p>Rosser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4-08-17T00:00:00">
            <text:p>8/17/2014</text:p>
          </table:table-cell>
          <table:table-cell table:style-name="ce23" office:value-type="string">
            <text:p>Libby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5" office:value-type="date" office:date-value="2014-08-17T00:00:00">
            <text:p>8/17/2014</text:p>
          </table:table-cell>
          <table:table-cell table:style-name="ce23" office:value-type="string">
            <text:p>W Sewell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8T00:00:00">
            <text:p>8/18/2014</text:p>
          </table:table-cell>
          <table:table-cell table:style-name="ce23" office:value-type="string">
            <text:p>W Sewell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8T00:00:00">
            <text:p>8/18/2014</text:p>
          </table:table-cell>
          <table:table-cell table:style-name="ce23" office:value-type="string">
            <text:p>Wind Mill Point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18T00:00:00">
            <text:p>8/18/2014</text:p>
          </table:table-cell>
          <table:table-cell table:style-name="ce23" office:value-type="string">
            <text:p>N Secon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8T00:00:00">
            <text:p>8/18/2014</text:p>
          </table:table-cell>
          <table:table-cell table:style-name="ce23" office:value-type="string">
            <text:p>Chesapeak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8T00:00:00">
            <text:p>8/18/2014</text:p>
          </table:table-cell>
          <table:table-cell table:style-name="ce23" office:value-type="string">
            <text:p>Sandy Lak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9T00:00:00">
            <text:p>8/19/2014</text:p>
          </table:table-cell>
          <table:table-cell table:style-name="ce23" office:value-type="string">
            <text:p>Moge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9T00:00:00">
            <text:p>8/19/2014</text:p>
          </table:table-cell>
          <table:table-cell table:style-name="ce23" office:value-type="string">
            <text:p>Tulip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19T00:00:00">
            <text:p>8/19/2014</text:p>
          </table:table-cell>
          <table:table-cell table:style-name="ce23" office:value-type="string">
            <text:p>N Greenfiel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20T00:00:00">
            <text:p>8/20/2014</text:p>
          </table:table-cell>
          <table:table-cell table:style-name="ce23" office:value-type="string">
            <text:p>N Secon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20T00:00:00">
            <text:p>8/20/2014</text:p>
          </table:table-cell>
          <table:table-cell table:style-name="ce23" office:value-type="string">
            <text:p>Clove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20T00:00:00">
            <text:p>8/20/2014</text:p>
          </table:table-cell>
          <table:table-cell table:style-name="ce23" office:value-type="string">
            <text:p>E Mercury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20T00:00:00">
            <text:p>8/20/2014</text:p>
          </table:table-cell>
          <table:table-cell table:style-name="ce23" office:value-type="string">
            <text:p>Shawen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20T00:00:00">
            <text:p>8/20/2014</text:p>
          </table:table-cell>
          <table:table-cell table:style-name="ce23" office:value-type="string">
            <text:p>Orcutt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5" office:value-type="date" office:date-value="2014-08-21T00:00:00">
            <text:p>8/21/2014</text:p>
          </table:table-cell>
          <table:table-cell table:style-name="ce23" office:value-type="string">
            <text:p>Willow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5" office:value-type="date" office:date-value="2014-08-21T00:00:00">
            <text:p>8/21/2014</text:p>
          </table:table-cell>
          <table:table-cell table:style-name="ce23" office:value-type="string">
            <text:p>Smiley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21T00:00:00">
            <text:p>8/21/2014</text:p>
          </table:table-cell>
          <table:table-cell table:style-name="ce23" office:value-type="string">
            <text:p>W Sewell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22T00:00:00">
            <text:p>8/22/2014</text:p>
          </table:table-cell>
          <table:table-cell table:style-name="ce23" office:value-type="string">
            <text:p>Big Bethel Rd./Burton St.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24T00:00:00">
            <text:p>8/24/2014</text:p>
          </table:table-cell>
          <table:table-cell table:style-name="ce23" office:value-type="string">
            <text:p>Rip Rap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25T00:00:00">
            <text:p>8/25/2014</text:p>
          </table:table-cell>
          <table:table-cell table:style-name="ce23" office:value-type="string">
            <text:p>Woodbury Forres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25T00:00:00">
            <text:p>8/25/2014</text:p>
          </table:table-cell>
          <table:table-cell table:style-name="ce23" office:value-type="string">
            <text:p>Evelyn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25T00:00:00">
            <text:p>8/25/2014</text:p>
          </table:table-cell>
          <table:table-cell table:style-name="ce23" office:value-type="string">
            <text:p>Park Ranger Way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25T00:00:00">
            <text:p>8/25/2014</text:p>
          </table:table-cell>
          <table:table-cell table:style-name="ce23" office:value-type="string">
            <text:p>Rylan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25T00:00:00">
            <text:p>8/25/2014</text:p>
          </table:table-cell>
          <table:table-cell table:style-name="ce23" office:value-type="string">
            <text:p>Todds Ln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26T00:00:00">
            <text:p>8/26/2014</text:p>
          </table:table-cell>
          <table:table-cell table:style-name="ce23" office:value-type="string">
            <text:p>Well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26T00:00:00">
            <text:p>8/26/2014</text:p>
          </table:table-cell>
          <table:table-cell table:style-name="ce23" office:value-type="string">
            <text:p>Walnu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26T00:00:00">
            <text:p>8/26/2014</text:p>
          </table:table-cell>
          <table:table-cell table:style-name="ce23" office:value-type="string">
            <text:p>Evelyn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27T00:00:00">
            <text:p>8/27/2014</text:p>
          </table:table-cell>
          <table:table-cell table:style-name="ce23" office:value-type="string">
            <text:p>E Kelly/N Mallory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8-27T00:00:00">
            <text:p>8/27/2014</text:p>
          </table:table-cell>
          <table:table-cell table:style-name="ce23" office:value-type="string">
            <text:p>Wind Mill Point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8-28T00:00:00">
            <text:p>8/28/2014</text:p>
          </table:table-cell>
          <table:table-cell table:style-name="ce23" office:value-type="string">
            <text:p>Evelyn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5" office:value-type="date" office:date-value="2014-08-31T00:00:00">
            <text:p>8/31/2014</text:p>
          </table:table-cell>
          <table:table-cell table:style-name="ce23" office:value-type="string">
            <text:p>W Sewell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8-31T00:00:00">
            <text:p>8/31/2014</text:p>
          </table:table-cell>
          <table:table-cell table:style-name="ce23" office:value-type="string">
            <text:p>Village/Woodmanse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ies" style:display-name="PageStyle_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-addr" style:display-name="PageStyle_cats-trapped-and-picked-up-addr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